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lInvocationsFinder.AllInvocations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llInvocationsFinder.findStubbings( Iterable &lt; ? &gt; mock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llInvocationsFinder.find( Iterable &lt; ? &gt; m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